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3" table:number-columns-repeated="8" table:default-cell-style-name="ce3"/>
        <table:table-column table:style-name="co3" table:default-cell-style-name="Default"/>
        <table:table-column table:style-name="co3" table:default-cell-style-name="ce1"/>
        <table:table-column table:style-name="co3" table:number-columns-repeated="8" table:default-cell-style-name="ce3"/>
        <table:table-column table:style-name="co3" table:default-cell-style-name="Default"/>
        <table:table-column table:style-name="co3" table:default-cell-style-name="ce1"/>
        <table:table-column table:style-name="co3" table:number-columns-repeated="8" table:default-cell-style-name="ce3"/>
        <table:table-column table:style-name="co3" table:default-cell-style-name="Default"/>
        <table:table-column table:style-name="co3" table:default-cell-style-name="ce1"/>
        <table:table-column table:style-name="co3" table:number-columns-repeated="8" table:default-cell-style-name="ce3"/>
        <table:table-column table:style-name="co3" table:number-columns-repeated="985" table:default-cell-style-name="Default"/>
        <table:table-row table:style-name="ro1"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985"/>
        </table:table-row>
        <table:table-row table:style-name="ro1"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985"/>
        </table:table-row>
        <table:table-row table:style-name="ro1"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985"/>
        </table:table-row>
        <table:table-row table:style-name="ro1"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985"/>
        </table:table-row>
        <table:table-row table:style-name="ro1"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985"/>
        </table:table-row>
        <table:table-row table:style-name="ro1"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985"/>
        </table:table-row>
        <table:table-row table:style-name="ro1"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985"/>
        </table:table-row>
        <table:table-row table:style-name="ro1"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985"/>
        </table:table-row>
        <table:table-row table:style-name="ro1"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985"/>
        </table:table-row>
        <table:table-row table:style-name="ro1"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985"/>
        </table:table-row>
        <table:table-row table:style-name="ro1"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985"/>
        </table:table-row>
        <table:table-row table:style-name="ro1"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99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178cm" fo:margin-bottom="1.178cm" fo:margin-left="1.545cm" fo:margin-right="1.04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4/08/2014</text:date>, <text:time>16:0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Brown</meta:initial-creator>
    <meta:creation-date>2014-08-04T12:27:02.19</meta:creation-date>
    <dc:date>2014-08-04T16:04:59.24</dc:date>
    <dc:creator>Stephen Brown</dc:creator>
    <meta:editing-duration>PT5M36S</meta:editing-duration>
    <meta:editing-cycles>1</meta:editing-cycles>
    <meta:generator>OpenOffice.org/3.3$Win32 OpenOffice.org_project/330m20$Build-9567</meta:generator>
    <meta:document-statistic meta:table-count="3" meta:cell-count="384" meta:object-count="0"/>
  </office:meta>
</office:document-meta>
</file>